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Bright" svg:font-family="Lucida Bright" style:font-family-generic="roman" style:font-pitch="variable" svg:panose-1="2 4 6 2 5 5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ucida Bright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font-name="Lucida Bright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Lucida Bright"/>
    </style:style>
    <style:style style:name="P5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6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9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10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11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12" style:parent-style-name="Standard" style:family="paragraph">
      <style:paragraph-properties fo:text-align="center"/>
      <style:text-properties style:font-name="Lucida Bright" fo:font-size="11pt" style:font-size-asian="11pt" style:font-size-complex="11pt"/>
    </style:style>
    <style:style style:name="P13" style:parent-style-name="Standard" style:family="paragraph">
      <style:paragraph-properties fo:text-align="center"/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center"/>
      <style:text-properties style:font-name="Lucida Brigh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font-name="Lucida Bright"/>
    </style:style>
    <style:style style:name="T16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Lucida Bright" fo:font-size="11pt" style:font-size-asian="11pt" style:font-size-complex="11pt"/>
    </style:style>
    <style:style style:name="T19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Lucida Bright" fo:font-size="11pt" style:font-size-asian="11pt" style:font-size-complex="11pt"/>
    </style:style>
    <style:style style:name="T21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font-name="Lucida Bright" fo:font-size="11pt" style:font-size-asian="11pt" style:font-size-complex="11pt"/>
    </style:style>
    <style:style style:name="T23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Lucida Bright" fo:font-size="11pt" style:font-size-asian="11pt" style:font-size-complex="11pt"/>
    </style:style>
    <style:style style:name="T25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Lucida Bright" fo:font-size="11pt" style:font-size-asian="11pt" style:font-size-complex="11pt"/>
    </style:style>
    <style:style style:name="T27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Lucida Bright" fo:font-size="11pt" style:font-size-asian="11pt" style:font-size-complex="11pt"/>
    </style:style>
    <style:style style:name="P29" style:parent-style-name="Standard" style:family="paragraph">
      <style:text-properties style:font-name="Lucida Bright" fo:font-size="11pt" style:font-size-asian="11pt" style:font-size-complex="11pt"/>
    </style:style>
    <style:style style:name="T30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Lucida Bright" fo:font-size="11pt" style:font-size-asian="11pt" style:font-size-complex="11pt"/>
    </style:style>
    <style:style style:name="T32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Lucida Bright" fo:font-size="11pt" style:font-size-asian="11pt" style:font-size-complex="11pt"/>
    </style:style>
    <style:style style:name="P34" style:parent-style-name="Standard" style:family="paragraph">
      <style:text-properties style:font-name="Lucida Bright" fo:font-size="11pt" style:font-size-asian="11pt" style:font-size-complex="11pt"/>
    </style:style>
    <style:style style:name="T35" style:parent-style-name="DefaultParagraphFont" style:family="text">
      <style:text-properties style:font-name="Lucida Bright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Lucida Bright" fo:font-size="11pt" style:font-size-asian="11pt" style:font-size-complex="11pt"/>
    </style:style>
    <style:style style:name="T37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Lucida Bright" fo:font-size="11pt" style:font-size-asian="11pt" style:font-size-complex="11pt"/>
    </style:style>
    <style:style style:name="T39" style:parent-style-name="DefaultParagraphFont" style:family="text">
      <style:text-properties style:font-name="Lucida Bright" fo:font-size="11pt" style:font-size-asian="11pt" style:font-size-complex="11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Lucida Bright" fo:font-size="11pt" style:font-size-asian="11pt" style:font-size-complex="11pt"/>
    </style:style>
    <style:style style:name="T41" style:parent-style-name="DefaultParagraphFont" style:family="text">
      <style:text-properties style:font-name="Lucida Bright" fo:font-size="11pt" style:font-size-asian="11pt" style:font-size-complex="11pt"/>
    </style:style>
    <style:style style:name="T42" style:parent-style-name="DefaultParagraphFont" style:family="text">
      <style:text-properties style:font-name="Lucida Bright" fo:font-size="11pt" style:font-size-asian="11pt" style:font-size-complex="11pt"/>
    </style:style>
    <style:style style:name="P43" style:parent-style-name="Standard" style:family="paragraph">
      <style:text-properties style:font-name="Lucida Bright" fo:font-size="11pt" style:font-size-asian="11pt" style:font-size-complex="11pt"/>
    </style:style>
    <style:style style:name="P44" style:parent-style-name="Standard" style:family="paragraph">
      <style:text-properties style:font-name="Lucida Bright" fo:font-size="11pt" style:font-size-asian="11pt" style:font-size-complex="11pt"/>
    </style:style>
  </office:automatic-styles>
  <office:body>
    <office:text text:use-soft-page-breaks="true">
      <text:p text:style-name="P1">Manual de Juego</text:p>
      <text:p text:style-name="Standard"/>
      <text:p text:style-name="P2"/>
      <text:p text:style-name="P3">Objetivo:</text:p>
      <text:p text:style-name="P4"/>
      <text:p text:style-name="P5">El objetivo del jugador es el de conseguir la mayor cantidad de puntos posibles antes de morir en el calabozo. Los puntos son adquiridos al matar enemigos<text:s/>o al conseguir monedas de oro, las cuales<text:s/>están<text:s/>esparcidas en el calabozo. Los enemigos, a su vez, se<text:s/>fortalecerán<text:s/>cada nivel que el jugador avance, así como también brindaran<text:s/>más<text:s/>puntos.</text:p>
      <text:p text:style-name="P6"/>
      <text:p text:style-name="P7">Cada nivel del calabozo es generado proceduralmente con valores aleatorios, por lo que cada nuevo nivel es un nivel distinto al<text:s/>último. ¡Esto proporciona millones de distintos mapas cada juego!</text:p>
      <text:p text:style-name="P8"/>
      <text:p text:style-name="P9">El jugador encontrará múltiples objetos en su aventura, algunos sanarán sus heridas, otros las abrirán<text:s/>más.</text:p>
      <text:p text:style-name="P10"/>
      <text:p text:style-name="P11">Para pasar al siguiente nivel, el jugador deberá encontrar la escalera al piso inferior.</text:p>
      <text:p text:style-name="P12"/>
      <text:p text:style-name="P13"/>
      <text:p text:style-name="P14"><?opendocument cursor-position?>Jugabilidad:</text:p>
      <text:p text:style-name="P15"/>
      <text:p text:style-name="Standard"><text:span text:style-name="T16">Movimiento del<text:s/></text:span><text:span text:style-name="T17">jugador:</text:span><text:span text:style-name="T18"><text:s/></text:span><text:span text:style-name="T19">WASD</text:span><text:span text:style-name="T20"><text:s/>(</text:span><text:span text:style-name="T21">W</text:span><text:span text:style-name="T22"><text:s/>= Arriba,<text:s/></text:span><text:span text:style-name="T23">A</text:span><text:span text:style-name="T24"><text:s/>= Izquierda,<text:s/></text:span><text:span text:style-name="T25">S</text:span><text:span text:style-name="T26"><text:s/>= Abajo,<text:s/></text:span><text:span text:style-name="T27">D</text:span><text:span text:style-name="T28"><text:s/>= Derecha)</text:span></text:p>
      <text:p text:style-name="P29"/>
      <text:p text:style-name="Standard"><text:span text:style-name="T30">Correr:</text:span><text:span text:style-name="T31"><text:s/>Mantener apretado<text:s/></text:span><text:span text:style-name="T32">Shift</text:span><text:span text:style-name="T33">. Esto aumentara la velocidad de movimiento.</text:span></text:p>
      <text:p text:style-name="P34"/>
      <text:p text:style-name="Standard"><text:span text:style-name="T35">Atacar:</text:span><text:span text:style-name="T36"><text:s/></text:span><text:span text:style-name="T37">MOUSE1</text:span><text:span text:style-name="T38"><text:s/>o<text:s/></text:span><text:span text:style-name="T39">Click izquierdo del mouse</text:span><text:span text:style-name="T40">. Disparara un misil en la<text:s/></text:span><text:span text:style-name="T41">dirección</text:span><text:span text:style-name="T42"><text:s/>que apunta el mouse.</text:span></text:p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Bright" svg:font-family="Lucida Bright" style:font-family-generic="roman" style:font-pitch="variable" svg:panose-1="2 4 6 2 5 5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tín Rios</meta:initial-creator>
    <dc:creator>Gonzalo</dc:creator>
    <meta:creation-date>2017-10-25T15:34:00Z</meta:creation-date>
    <dc:date>2017-10-26T00:38:00Z</dc:date>
    <meta:template xlink:href="Normal" xlink:type="simple"/>
    <meta:editing-cycles>1</meta:editing-cycles>
    <meta:editing-duration>PT1140S</meta:editing-duration>
    <meta:document-statistic meta:page-count="1" meta:paragraph-count="2" meta:word-count="160" meta:character-count="1041" meta:row-count="7" meta:non-whitespace-character-count="883"/>
  </office:meta>
</office:document-meta>
</file>